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00f46e" officeooo:paragraph-rsid="0000f46e"/>
    </style:style>
    <style:style style:name="P2" style:family="paragraph" style:parent-style-name="Standard">
      <style:text-properties officeooo:rsid="0000f46e" officeooo:paragraph-rsid="00032665"/>
    </style:style>
    <style:style style:name="P3" style:family="paragraph" style:parent-style-name="Standard">
      <style:text-properties officeooo:rsid="0000f46e" officeooo:paragraph-rsid="002443c2"/>
    </style:style>
    <style:style style:name="P4" style:family="paragraph" style:parent-style-name="Standard">
      <style:text-properties officeooo:rsid="0000f46e" officeooo:paragraph-rsid="0026a77d"/>
    </style:style>
    <style:style style:name="P5" style:family="paragraph" style:parent-style-name="Standard">
      <style:text-properties officeooo:rsid="0000f46e" officeooo:paragraph-rsid="002979e9"/>
    </style:style>
    <style:style style:name="P6" style:family="paragraph" style:parent-style-name="Standard">
      <style:text-properties officeooo:paragraph-rsid="00037a14"/>
    </style:style>
    <style:style style:name="P7" style:family="paragraph" style:parent-style-name="Standard">
      <style:text-properties officeooo:rsid="001ec066" officeooo:paragraph-rsid="001ec066"/>
    </style:style>
    <style:style style:name="P8" style:family="paragraph" style:parent-style-name="Standard">
      <style:text-properties officeooo:rsid="001ec066" officeooo:paragraph-rsid="00224957"/>
    </style:style>
    <style:style style:name="P9" style:family="paragraph" style:parent-style-name="Standard">
      <style:text-properties officeooo:rsid="001ec066" officeooo:paragraph-rsid="002443c2"/>
    </style:style>
    <style:style style:name="P10" style:family="paragraph" style:parent-style-name="Standard">
      <style:text-properties officeooo:rsid="001ec066" officeooo:paragraph-rsid="0026a77d"/>
    </style:style>
    <style:style style:name="P11" style:family="paragraph" style:parent-style-name="Standard">
      <style:text-properties officeooo:rsid="001ec066" officeooo:paragraph-rsid="002979e9"/>
    </style:style>
    <style:style style:name="P12" style:family="paragraph" style:parent-style-name="Standard">
      <style:text-properties officeooo:rsid="001f83c1" officeooo:paragraph-rsid="001f83c1"/>
    </style:style>
    <style:style style:name="P13" style:family="paragraph" style:parent-style-name="Standard">
      <style:text-properties officeooo:paragraph-rsid="00224957"/>
    </style:style>
    <style:style style:name="P14" style:family="paragraph" style:parent-style-name="Standard">
      <style:text-properties fo:font-style="italic" fo:font-weight="bold" officeooo:rsid="001ec066" officeooo:paragraph-rsid="0000f46e" style:font-style-asian="italic" style:font-weight-asian="bold" style:font-style-complex="italic" style:font-weight-complex="bold"/>
    </style:style>
    <style:style style:name="P15" style:family="paragraph" style:parent-style-name="Standard">
      <style:text-properties fo:font-style="italic" fo:font-weight="bold" officeooo:rsid="001ec066" officeooo:paragraph-rsid="002443c2" style:font-style-asian="italic" style:font-weight-asian="bold" style:font-style-complex="italic" style:font-weight-complex="bold"/>
    </style:style>
    <style:style style:name="P16" style:family="paragraph" style:parent-style-name="Standard">
      <style:text-properties fo:font-style="italic" fo:font-weight="bold" officeooo:rsid="001ec066" officeooo:paragraph-rsid="0026a77d" style:font-style-asian="italic" style:font-weight-asian="bold" style:font-style-complex="italic" style:font-weight-complex="bold"/>
    </style:style>
    <style:style style:name="P17" style:family="paragraph" style:parent-style-name="Standard">
      <style:text-properties fo:font-style="italic" fo:font-weight="bold" officeooo:rsid="001ec066" officeooo:paragraph-rsid="002979e9" style:font-style-asian="italic" style:font-weight-asian="bold" style:font-style-complex="italic" style:font-weight-complex="bold"/>
    </style:style>
    <style:style style:name="P18" style:family="paragraph" style:parent-style-name="Standard">
      <style:text-properties fo:font-style="italic" style:text-underline-style="solid" style:text-underline-width="auto" style:text-underline-color="font-color" fo:font-weight="bold" officeooo:rsid="0030dcf1" officeooo:paragraph-rsid="0030dcf1" style:font-style-asian="italic" style:font-weight-asian="bold" style:font-style-complex="italic" style:font-weight-complex="bold"/>
    </style:style>
    <style:style style:name="P19" style:family="paragraph" style:parent-style-name="Standard">
      <style:text-properties fo:font-style="italic" style:text-underline-style="solid" style:text-underline-width="auto" style:text-underline-color="font-color" fo:font-weight="bold" officeooo:rsid="0030dcf1" officeooo:paragraph-rsid="00378532" style:font-style-asian="italic" style:font-weight-asian="bold" style:font-style-complex="italic" style:font-weight-complex="bold"/>
    </style:style>
    <style:style style:name="P20" style:family="paragraph" style:parent-style-name="Standard">
      <style:text-properties fo:font-style="italic" style:text-underline-style="solid" style:text-underline-width="auto" style:text-underline-color="font-color" fo:font-weight="bold" officeooo:rsid="00378532" officeooo:paragraph-rsid="00378532" style:font-style-asian="italic" style:font-weight-asian="bold" style:font-style-complex="italic" style:font-weight-complex="bold"/>
    </style:style>
    <style:style style:name="P21" style:family="paragraph" style:parent-style-name="Standard">
      <style:text-properties officeooo:rsid="0022ac93" officeooo:paragraph-rsid="0022ac93"/>
    </style:style>
    <style:style style:name="P22" style:family="paragraph" style:parent-style-name="Standard">
      <style:text-properties officeooo:rsid="002443c2" officeooo:paragraph-rsid="002443c2"/>
    </style:style>
    <style:style style:name="P23" style:family="paragraph" style:parent-style-name="Standard">
      <style:text-properties officeooo:paragraph-rsid="002443c2"/>
    </style:style>
    <style:style style:name="P24" style:family="paragraph" style:parent-style-name="Standard">
      <style:text-properties officeooo:rsid="0026a77d" officeooo:paragraph-rsid="0026a77d"/>
    </style:style>
    <style:style style:name="P25" style:family="paragraph" style:parent-style-name="Standard">
      <style:text-properties officeooo:paragraph-rsid="0026a77d"/>
    </style:style>
    <style:style style:name="P26" style:family="paragraph" style:parent-style-name="Standard">
      <style:text-properties officeooo:paragraph-rsid="00284019"/>
    </style:style>
    <style:style style:name="P27" style:family="paragraph" style:parent-style-name="Standard">
      <style:text-properties officeooo:paragraph-rsid="002979e9"/>
    </style:style>
    <style:style style:name="P28" style:family="paragraph" style:parent-style-name="Standard">
      <style:text-properties officeooo:rsid="002979e9" officeooo:paragraph-rsid="002979e9"/>
    </style:style>
    <style:style style:name="P29" style:family="paragraph" style:parent-style-name="Standard">
      <style:text-properties officeooo:rsid="002f1906" officeooo:paragraph-rsid="002f1906"/>
    </style:style>
    <style:style style:name="P30" style:family="paragraph" style:parent-style-name="Standard">
      <style:paragraph-properties fo:break-before="page"/>
      <style:text-properties officeooo:paragraph-rsid="000c43a6"/>
    </style:style>
    <style:style style:name="P31" style:family="paragraph" style:parent-style-name="Table_20_Contents">
      <style:text-properties officeooo:rsid="0034fd05" officeooo:paragraph-rsid="0034fd05"/>
    </style:style>
    <style:style style:name="P32" style:family="paragraph" style:parent-style-name="Table_20_Contents">
      <style:text-properties officeooo:rsid="0034fd05" officeooo:paragraph-rsid="00378532"/>
    </style:style>
    <style:style style:name="P33" style:family="paragraph" style:parent-style-name="Table_20_Contents">
      <style:text-properties officeooo:rsid="003552a4" officeooo:paragraph-rsid="003552a4"/>
    </style:style>
    <style:style style:name="P34" style:family="paragraph" style:parent-style-name="Table_20_Contents">
      <style:text-properties officeooo:rsid="003552a4" officeooo:paragraph-rsid="00378532"/>
    </style:style>
    <style:style style:name="P35" style:family="paragraph" style:parent-style-name="Table_20_Contents">
      <style:text-properties fo:font-weight="bold" officeooo:rsid="003552a4" officeooo:paragraph-rsid="003552a4" style:font-weight-asian="bold" style:font-weight-complex="bold"/>
    </style:style>
    <style:style style:name="P36" style:family="paragraph" style:parent-style-name="Table_20_Contents">
      <style:text-properties fo:font-weight="bold" officeooo:rsid="003552a4" officeooo:paragraph-rsid="00378532" style:font-weight-asian="bold" style:font-weight-complex="bold"/>
    </style:style>
    <style:style style:name="P37" style:family="paragraph" style:parent-style-name="Table_20_Contents">
      <style:text-properties fo:font-weight="bold" officeooo:rsid="00374bda" officeooo:paragraph-rsid="00374bda" style:font-weight-asian="bold" style:font-weight-complex="bold"/>
    </style:style>
    <style:style style:name="P38" style:family="paragraph" style:parent-style-name="Table_20_Contents">
      <style:text-properties fo:font-weight="bold" officeooo:rsid="00374bda" officeooo:paragraph-rsid="00378532" style:font-weight-asian="bold" style:font-weight-complex="bold"/>
    </style:style>
    <style:style style:name="P39" style:family="paragraph" style:parent-style-name="Table_20_Contents">
      <style:text-properties fo:font-weight="normal" officeooo:rsid="0036fae4" officeooo:paragraph-rsid="0036fae4" style:font-weight-asian="normal" style:font-weight-complex="normal"/>
    </style:style>
    <style:style style:name="P40" style:family="paragraph" style:parent-style-name="Table_20_Contents">
      <style:text-properties fo:font-weight="normal" officeooo:rsid="0036fae4" officeooo:paragraph-rsid="00378532" style:font-weight-asian="normal" style:font-weight-complex="normal"/>
    </style:style>
    <style:style style:name="P41" style:family="paragraph" style:parent-style-name="Table_20_Contents">
      <style:text-properties fo:font-weight="normal" officeooo:rsid="003552a4" officeooo:paragraph-rsid="003552a4" style:font-weight-asian="normal" style:font-weight-complex="normal"/>
    </style:style>
    <style:style style:name="P42" style:family="paragraph" style:parent-style-name="Table_20_Contents">
      <style:text-properties fo:font-weight="normal" officeooo:rsid="003552a4" officeooo:paragraph-rsid="00378532" style:font-weight-asian="normal" style:font-weight-complex="normal"/>
    </style:style>
    <style:style style:name="P43" style:family="paragraph" style:parent-style-name="Table_20_Contents">
      <style:text-properties fo:font-weight="normal" officeooo:rsid="00374bda" officeooo:paragraph-rsid="00374bda" style:font-weight-asian="normal" style:font-weight-complex="normal"/>
    </style:style>
    <style:style style:name="P44" style:family="paragraph" style:parent-style-name="Table_20_Contents">
      <style:text-properties fo:font-weight="normal" officeooo:rsid="00374bda" officeooo:paragraph-rsid="00378532" style:font-weight-asian="normal" style:font-weight-complex="normal"/>
    </style:style>
    <style:style style:name="P45" style:family="paragraph" style:parent-style-name="Table_20_Contents">
      <style:text-properties fo:font-weight="normal" officeooo:rsid="00374bda" officeooo:paragraph-rsid="003c1389" style:font-weight-asian="normal" style:font-weight-complex="normal"/>
    </style:style>
    <style:style style:name="P46" style:family="paragraph" style:parent-style-name="Table_20_Contents">
      <style:text-properties officeooo:rsid="00378532" officeooo:paragraph-rsid="00378532"/>
    </style:style>
    <style:style style:name="P47" style:family="paragraph" style:parent-style-name="Table_20_Contents">
      <style:text-properties officeooo:paragraph-rsid="00378532"/>
    </style:style>
    <style:style style:name="P48" style:family="paragraph" style:parent-style-name="Table_20_Contents">
      <style:text-properties officeooo:rsid="003a8b44" officeooo:paragraph-rsid="003a8b44"/>
    </style:style>
    <style:style style:name="P49" style:family="paragraph" style:parent-style-name="Table_20_Contents">
      <style:text-properties officeooo:rsid="003c1389" officeooo:paragraph-rsid="003c1389"/>
    </style:style>
    <style:style style:name="P50" style:family="paragraph" style:parent-style-name="Standard" style:list-style-name="L1">
      <style:text-properties officeooo:rsid="0022ac93" officeooo:paragraph-rsid="0022ac93"/>
    </style:style>
    <style:style style:name="P51" style:family="paragraph" style:parent-style-name="Standard" style:list-style-name="L2">
      <style:text-properties officeooo:rsid="0022ac93" officeooo:paragraph-rsid="0022ac93"/>
    </style:style>
    <style:style style:name="P52" style:family="paragraph" style:parent-style-name="Standard" style:list-style-name="L3">
      <style:text-properties officeooo:rsid="0022ac93" officeooo:paragraph-rsid="0022ac93"/>
    </style:style>
    <style:style style:name="P53" style:family="paragraph" style:parent-style-name="Standard" style:list-style-name="L2">
      <style:text-properties fo:font-weight="normal" officeooo:rsid="0022ac93" officeooo:paragraph-rsid="0022ac93" style:font-weight-asian="normal" style:font-weight-complex="normal"/>
    </style:style>
    <style:style style:name="P54" style:family="paragraph" style:parent-style-name="Standard" style:list-style-name="L5">
      <style:text-properties fo:font-weight="normal" officeooo:rsid="0025062c" officeooo:paragraph-rsid="0025062c" style:font-weight-asian="normal" style:font-weight-complex="normal"/>
    </style:style>
    <style:style style:name="P55" style:family="paragraph" style:parent-style-name="Standard" style:list-style-name="L4">
      <style:text-properties officeooo:rsid="002443c2" officeooo:paragraph-rsid="002443c2"/>
    </style:style>
    <style:style style:name="P56" style:family="paragraph" style:parent-style-name="Standard" style:list-style-name="L5">
      <style:text-properties officeooo:rsid="002443c2" officeooo:paragraph-rsid="002443c2"/>
    </style:style>
    <style:style style:name="P57" style:family="paragraph" style:parent-style-name="Standard" style:list-style-name="L6">
      <style:text-properties officeooo:paragraph-rsid="00224957"/>
    </style:style>
    <style:style style:name="P58" style:family="paragraph" style:parent-style-name="Standard" style:list-style-name="L7">
      <style:text-properties fo:font-style="italic" fo:font-weight="bold" officeooo:rsid="00224957" officeooo:paragraph-rsid="00224957" style:font-style-asian="italic" style:font-weight-asian="bold" style:font-style-complex="italic" style:font-weight-complex="bold"/>
    </style:style>
    <style:style style:name="P59" style:family="paragraph" style:parent-style-name="Standard" style:list-style-name="L9">
      <style:text-properties fo:font-style="italic" fo:font-weight="bold" officeooo:rsid="00224957" officeooo:paragraph-rsid="002443c2" style:font-style-asian="italic" style:font-weight-asian="bold" style:font-style-complex="italic" style:font-weight-complex="bold"/>
    </style:style>
    <style:style style:name="P60" style:family="paragraph" style:parent-style-name="Standard" style:list-style-name="L7">
      <style:text-properties fo:font-style="italic" fo:font-weight="bold" officeooo:rsid="0022ac93" officeooo:paragraph-rsid="0022ac93" style:font-style-asian="italic" style:font-weight-asian="bold" style:font-style-complex="italic" style:font-weight-complex="bold"/>
    </style:style>
    <style:style style:name="P61" style:family="paragraph" style:parent-style-name="Standard" style:list-style-name="L9">
      <style:text-properties fo:font-style="italic" fo:font-weight="bold" officeooo:rsid="0022ac93" officeooo:paragraph-rsid="002443c2" style:font-style-asian="italic" style:font-weight-asian="bold" style:font-style-complex="italic" style:font-weight-complex="bold"/>
    </style:style>
    <style:style style:name="P62" style:family="paragraph" style:parent-style-name="Standard" style:list-style-name="L11">
      <style:text-properties fo:font-style="italic" fo:font-weight="bold" officeooo:rsid="002979e9" officeooo:paragraph-rsid="002979e9" style:font-style-asian="italic" style:font-weight-asian="bold" style:font-style-complex="italic" style:font-weight-complex="bold"/>
    </style:style>
    <style:style style:name="P63" style:family="paragraph" style:parent-style-name="Standard" style:list-style-name="L8">
      <style:text-properties officeooo:rsid="00224957" officeooo:paragraph-rsid="001ec066"/>
    </style:style>
    <style:style style:name="P64" style:family="paragraph" style:parent-style-name="Standard" style:list-style-name="L8">
      <style:text-properties fo:font-style="normal" fo:font-weight="normal" officeooo:rsid="00224957" officeooo:paragraph-rsid="00224957" style:font-style-asian="normal" style:font-weight-asian="normal" style:font-style-complex="normal" style:font-weight-complex="normal"/>
    </style:style>
    <style:style style:name="P65" style:family="paragraph" style:parent-style-name="Standard" style:list-style-name="L10">
      <style:text-properties fo:font-style="normal" fo:font-weight="normal" officeooo:rsid="00224957" officeooo:paragraph-rsid="002443c2" style:font-style-asian="normal" style:font-weight-asian="normal" style:font-style-complex="normal" style:font-weight-complex="normal"/>
    </style:style>
    <style:style style:name="P66" style:family="paragraph" style:parent-style-name="Standard" style:list-style-name="L12">
      <style:text-properties fo:font-style="normal" fo:font-weight="normal" officeooo:rsid="00224957" officeooo:paragraph-rsid="0026a77d" style:font-style-asian="normal" style:font-weight-asian="normal" style:font-style-complex="normal" style:font-weight-complex="normal"/>
    </style:style>
    <style:style style:name="P67" style:family="paragraph" style:parent-style-name="Standard" style:list-style-name="L8">
      <style:text-properties fo:font-style="normal" fo:font-weight="normal" officeooo:rsid="0022ac93" officeooo:paragraph-rsid="0022ac93"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30dcf1" officeooo:paragraph-rsid="0030dcf1"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30dcf1" officeooo:paragraph-rsid="00378532"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34fd05" officeooo:paragraph-rsid="0030dcf1"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34fd05" officeooo:paragraph-rsid="00378532"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0334d60" officeooo:paragraph-rsid="0030dcf1" style:font-style-asian="normal" style:font-weight-asian="normal" style:font-style-complex="normal" style:font-weight-complex="normal"/>
    </style:style>
    <style:style style:name="P73" style:family="paragraph" style:parent-style-name="Standard" style:list-style-name="L9">
      <style:text-properties officeooo:paragraph-rsid="002443c2"/>
    </style:style>
    <style:style style:name="P74" style:family="paragraph" style:parent-style-name="Standard" style:list-style-name="L10">
      <style:text-properties officeooo:paragraph-rsid="002443c2"/>
    </style:style>
    <style:style style:name="P75" style:family="paragraph" style:parent-style-name="Standard" style:list-style-name="L11">
      <style:text-properties officeooo:paragraph-rsid="00284019"/>
    </style:style>
    <style:style style:name="P76" style:family="paragraph" style:parent-style-name="Standard" style:list-style-name="L11">
      <style:text-properties officeooo:paragraph-rsid="0026a77d"/>
    </style:style>
    <style:style style:name="P77" style:family="paragraph" style:parent-style-name="Standard" style:list-style-name="L12">
      <style:text-properties officeooo:paragraph-rsid="0026a77d"/>
    </style:style>
    <style:style style:name="P78" style:family="paragraph" style:parent-style-name="Standard" style:list-style-name="L13">
      <style:text-properties officeooo:paragraph-rsid="002979e9"/>
    </style:style>
    <style:style style:name="P79" style:family="paragraph" style:parent-style-name="Standard" style:list-style-name="L13">
      <style:text-properties officeooo:paragraph-rsid="002a5f85"/>
    </style:style>
    <style:style style:name="P80" style:family="paragraph" style:parent-style-name="Standard" style:list-style-name="L14">
      <style:text-properties officeooo:paragraph-rsid="002979e9"/>
    </style:style>
    <style:style style:name="P81" style:family="paragraph" style:parent-style-name="Standard">
      <style:text-properties officeooo:rsid="0042b407" officeooo:paragraph-rsid="0042b407"/>
    </style:style>
    <style:style style:name="P82" style:family="paragraph" style:parent-style-name="Standard">
      <style:text-properties officeooo:paragraph-rsid="0042b407"/>
    </style:style>
    <style:style style:name="T1" style:family="text">
      <style:text-properties fo:font-weight="bold" style:font-weight-asian="bold" style:font-weight-complex="bold"/>
    </style:style>
    <style:style style:name="T2" style:family="text">
      <style:text-properties fo:font-weight="bold" officeooo:rsid="001ec066"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979e9"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1d310" style:font-style-asian="italic" style:font-weight-asian="bold" style:font-style-complex="italic" style:font-weight-complex="bold"/>
    </style:style>
    <style:style style:name="T7" style:family="text">
      <style:text-properties fo:font-style="italic" fo:font-weight="bold" officeooo:rsid="0025062c" style:font-style-asian="italic" style:font-weight-asian="bold" style:font-style-complex="italic" style:font-weight-complex="bold"/>
    </style:style>
    <style:style style:name="T8" style:family="text">
      <style:text-properties fo:font-style="italic" fo:font-weight="bold" officeooo:rsid="00224957" style:font-style-asian="italic" style:font-weight-asian="bold" style:font-style-complex="italic" style:font-weight-complex="bold"/>
    </style:style>
    <style:style style:name="T9" style:family="text">
      <style:text-properties fo:font-style="italic" fo:font-weight="bold" officeooo:rsid="0022ac93" style:font-style-asian="italic" style:font-weight-asian="bold" style:font-style-complex="italic" style:font-weight-complex="bold"/>
    </style:style>
    <style:style style:name="T10" style:family="text">
      <style:text-properties fo:font-style="italic" fo:font-weight="bold" officeooo:rsid="00284019" style:font-style-asian="italic" style:font-weight-asian="bold" style:font-style-complex="italic" style:font-weight-complex="bold"/>
    </style:style>
    <style:style style:name="T11" style:family="text">
      <style:text-properties fo:font-style="italic" fo:font-weight="bold" officeooo:rsid="002979e9" style:font-style-asian="italic" style:font-weight-asian="bold" style:font-style-complex="italic" style:font-weight-complex="bold"/>
    </style:style>
    <style:style style:name="T12" style:family="text">
      <style:text-properties fo:font-style="italic" fo:font-weight="bold" officeooo:rsid="002a5f85" style:font-style-asian="italic" style:font-weight-asian="bold" style:font-style-complex="italic" style:font-weight-complex="bold"/>
    </style:style>
    <style:style style:name="T13" style:family="text">
      <style:text-properties fo:font-style="italic" fo:font-weight="bold" officeooo:rsid="002d0f5e" style:font-style-asian="italic" style:font-weight-asian="bold" style:font-style-complex="italic" style:font-weight-complex="bold"/>
    </style:style>
    <style:style style:name="T14" style:family="text">
      <style:text-properties fo:font-style="italic" fo:font-weight="bold" officeooo:rsid="003e29fd" style:font-style-asian="italic" style:font-weight-asian="bold" style:font-style-complex="italic" style:font-weight-complex="bold"/>
    </style:style>
    <style:style style:name="T15" style:family="text">
      <style:text-properties fo:font-style="italic" fo:font-weight="normal" officeooo:rsid="002979e9" style:font-style-asian="italic" style:font-weight-asian="normal" style:font-style-complex="italic" style:font-weight-complex="normal"/>
    </style:style>
    <style:style style:name="T16" style:family="text">
      <style:text-properties fo:font-style="italic" fo:font-weight="normal" officeooo:rsid="00224957" style:font-style-asian="italic" style:font-weight-asian="normal" style:font-style-complex="italic" style:font-weight-complex="normal"/>
    </style:style>
    <style:style style:name="T17" style:family="text">
      <style:text-properties officeooo:rsid="00037a14"/>
    </style:style>
    <style:style style:name="T18" style:family="text">
      <style:text-properties officeooo:rsid="001ec066"/>
    </style:style>
    <style:style style:name="T19" style:family="text">
      <style:text-properties officeooo:rsid="0021d310"/>
    </style:style>
    <style:style style:name="T20" style:family="text">
      <style:text-properties officeooo:rsid="00224957"/>
    </style:style>
    <style:style style:name="T21" style:family="text">
      <style:text-properties officeooo:rsid="002443c2"/>
    </style:style>
    <style:style style:name="T22" style:family="text">
      <style:text-properties officeooo:rsid="0025062c"/>
    </style:style>
    <style:style style:name="T23" style:family="text">
      <style:text-properties fo:font-style="normal" fo:font-weight="normal" officeooo:rsid="00224957" style:font-style-asian="normal" style:font-weight-asian="normal" style:font-style-complex="normal" style:font-weight-complex="normal"/>
    </style:style>
    <style:style style:name="T24" style:family="text">
      <style:text-properties fo:font-style="normal" fo:font-weight="normal" officeooo:rsid="0025062c" style:font-style-asian="normal" style:font-weight-asian="normal" style:font-style-complex="normal" style:font-weight-complex="normal"/>
    </style:style>
    <style:style style:name="T25" style:family="text">
      <style:text-properties fo:font-style="normal" fo:font-weight="normal" officeooo:rsid="0022ac93" style:font-style-asian="normal" style:font-weight-asian="normal" style:font-style-complex="normal" style:font-weight-complex="normal"/>
    </style:style>
    <style:style style:name="T26" style:family="text">
      <style:text-properties fo:font-style="normal" fo:font-weight="normal" officeooo:rsid="002697b8" style:font-style-asian="normal" style:font-weight-asian="normal" style:font-style-complex="normal" style:font-weight-complex="normal"/>
    </style:style>
    <style:style style:name="T27" style:family="text">
      <style:text-properties fo:font-style="normal" fo:font-weight="normal" officeooo:rsid="002979e9" style:font-style-asian="normal" style:font-weight-asian="normal" style:font-style-complex="normal" style:font-weight-complex="normal"/>
    </style:style>
    <style:style style:name="T28" style:family="text">
      <style:text-properties fo:font-style="normal" fo:font-weight="normal" officeooo:rsid="002a5f85" style:font-style-asian="normal" style:font-weight-asian="normal" style:font-style-complex="normal" style:font-weight-complex="normal"/>
    </style:style>
    <style:style style:name="T29" style:family="text">
      <style:text-properties fo:font-style="normal" fo:font-weight="bold" officeooo:rsid="00224957" style:font-style-asian="normal" style:font-weight-asian="bold" style:font-style-complex="normal" style:font-weight-complex="bold"/>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officeooo:rsid="0034fd05" style:font-style-asian="normal" style:font-weight-asian="normal" style:font-style-complex="normal" style:font-weight-complex="normal"/>
    </style:style>
    <style:style style:name="T32" style:family="text">
      <style:text-properties fo:font-style="normal" style:text-underline-style="none" fo:font-weight="normal" officeooo:rsid="00378532" style:font-style-asian="normal" style:font-weight-asian="normal" style:font-style-complex="normal" style:font-weight-complex="normal"/>
    </style:style>
    <style:style style:name="T33" style:family="text">
      <style:text-properties officeooo:rsid="002697b8"/>
    </style:style>
    <style:style style:name="T34" style:family="text">
      <style:text-properties style:text-underline-style="solid" style:text-underline-width="auto" style:text-underline-color="font-color" fo:font-weight="bold" officeooo:rsid="001ec066" style:font-weight-asian="bold" style:font-weight-complex="bold"/>
    </style:style>
    <style:style style:name="T35" style:family="text">
      <style:text-properties fo:color="#000000" style:text-underline-style="solid" style:text-underline-width="auto" style:text-underline-color="font-color" fo:font-weight="bold" officeooo:rsid="001ec066" style:font-weight-asian="bold" style:font-weight-complex="bold"/>
    </style:style>
    <style:style style:name="T36" style:family="text">
      <style:text-properties officeooo:rsid="00284019"/>
    </style:style>
    <style:style style:name="T37" style:family="text">
      <style:text-properties officeooo:rsid="002979e9"/>
    </style:style>
    <style:style style:name="T38" style:family="text">
      <style:text-properties fo:font-weight="normal" officeooo:rsid="0036fae4" style:font-weight-asian="normal" style:font-weight-complex="normal"/>
    </style:style>
    <style:style style:name="T39" style:family="text">
      <style:text-properties fo:font-weight="normal" officeooo:rsid="00397007" style:font-weight-asian="normal" style:font-weight-complex="normal"/>
    </style:style>
    <style:style style:name="T40" style:family="text">
      <style:text-properties fo:font-weight="normal" officeooo:rsid="00374bda" style:font-weight-asian="normal" style:font-weight-complex="normal"/>
    </style:style>
    <style:style style:name="T41" style:family="text">
      <style:text-properties fo:font-weight="normal" officeooo:rsid="003a8b44" style:font-weight-asian="normal" style:font-weight-complex="normal"/>
    </style:style>
    <style:style style:name="T42" style:family="text">
      <style:text-properties fo:font-weight="normal" officeooo:rsid="003c1389" style:font-weight-asian="normal" style:font-weight-complex="normal"/>
    </style:style>
    <style:style style:name="T43" style:family="text">
      <style:text-properties officeooo:rsid="002a5f85"/>
    </style:style>
    <style:style style:name="T44" style:family="text">
      <style:text-properties officeooo:rsid="003552a4"/>
    </style:style>
    <style:style style:name="T45" style:family="text">
      <style:text-properties officeooo:rsid="0036fae4"/>
    </style:style>
    <style:style style:name="T46" style:family="text">
      <style:text-properties officeooo:rsid="00374bda"/>
    </style:style>
    <style:style style:name="T47" style:family="text">
      <style:text-properties officeooo:rsid="00378532"/>
    </style:style>
    <style:style style:name="T48" style:family="text">
      <style:text-properties officeooo:rsid="00397007"/>
    </style:style>
    <style:style style:name="T49" style:family="text">
      <style:text-properties officeooo:rsid="003a8b44"/>
    </style:style>
    <style:style style:name="T50" style:family="text">
      <style:text-properties officeooo:rsid="003c1389"/>
    </style:style>
    <style:style style:name="T51" style:family="text">
      <style:text-properties officeooo:rsid="003c53b9"/>
    </style:style>
    <style:style style:name="T52" style:family="text">
      <style:text-properties officeooo:rsid="003e29fd"/>
    </style:style>
    <style:style style:name="T53" style:family="text">
      <style:text-properties officeooo:rsid="003f914e"/>
    </style:style>
    <style:style style:name="T54" style:family="text">
      <style:text-properties officeooo:rsid="0040f181"/>
    </style:style>
    <style:style style:name="T55" style:family="text">
      <style:text-properties officeooo:rsid="0042b4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76cm" fo:text-indent="-0.635cm" fo:margin-left="10.77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626cm" fo:text-indent="-0.635cm" fo:margin-left="2.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61cm" fo:text-indent="-0.635cm" fo:margin-left="3.2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31cm" fo:text-indent="-0.635cm" fo:margin-left="4.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66cm" fo:text-indent="-0.635cm" fo:margin-left="5.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01cm" fo:text-indent="-0.635cm" fo:margin-left="5.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71cm" fo:text-indent="-0.635cm" fo:margin-left="7.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41cm" fo:text-indent="-0.635cm" fo:margin-left="8.341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
      <text:p text:style-name="P12">Unit Test Plan</text:p>
      <text:p text:style-name="P12">Class: <text:span text:style-name="T19">EnterTestResult</text:span></text:p>
      <text:p text:style-name="P1"/>
      <text:p text:style-name="P7">TestDate: <text:span text:style-name="T19">2</text:span><text:span text:style-name="T54">7</text:span><text:span text:style-name="T19">/11/2021</text:span></text:p>
      <text:p text:style-name="P1"/>
      <text:p text:style-name="P7">TestID: <text:span text:style-name="T19">2010</text:span></text:p>
      <text:p text:style-name="P7"/>
      <text:p text:style-name="P21">Attributes: <text:s/></text:p>
      <text:list xml:id="list3163197505" text:style-name="L1">
        <text:list-item>
          <text:p text:style-name="P50">resultState:</text:p>
        </text:list-item>
      </text:list>
      <text:list xml:id="list1957127750" text:style-name="L2">
        <text:list-item>
          <text:p text:style-name="P51">set array three <text:span text:style-name="T53">elements</text:span> [Green,Red,Amber]</text:p>
        </text:list-item>
        <text:list-item>
          <text:p text:style-name="P51">if input enter i<text:span text:style-name="T53">s</text:span> yellow result to <text:span text:style-name="T1">Fail</text:span></text:p>
        </text:list-item>
        <text:list-item>
          <text:p text:style-name="P53">if input <text:span text:style-name="T21">is Green or Red or Amber <text:s/></text:span>result to <text:span text:style-name="T1">Pass </text:span></text:p>
        </text:list-item>
        <text:list-item>
          <text:p text:style-name="P53">if input blank result <text:span text:style-name="T1">Fail</text:span></text:p>
        </text:list-item>
      </text:list>
      <text:list xml:id="list162650799499071" text:continue-list="list3163197505" text:style-name="L1">
        <text:list-item>
          <text:p text:style-name="P50">crownpassId:</text:p>
        </text:list-item>
      </text:list>
      <text:list xml:id="list3741931719" text:style-name="L3">
        <text:list-item>
          <text:p text:style-name="P52">set to integer range 1 – 10</text:p>
        </text:list-item>
        <text:list-item>
          <text:p text:style-name="P52">if input let blank result<text:span text:style-name="T1"> Fail</text:span></text:p>
        </text:list-item>
        <text:list-item>
          <text:p text:style-name="P52">if input string result <text:span text:style-name="T1">Fail</text:span></text:p>
        </text:list-item>
        <text:list-item>
          <text:p text:style-name="P52">if input less than 1 and great 10 result <text:span text:style-name="T1">Fail</text:span></text:p>
        </text:list-item>
        <text:list-item>
          <text:p text:style-name="P52">if input with range 1 to 10 result <text:span text:style-name="T1">Pass </text:span></text:p>
        </text:list-item>
      </text:list>
      <text:list xml:id="list162651514339889" text:continue-list="list162650799499071" text:style-name="L1">
        <text:list-item>
          <text:p text:style-name="P50">crownpassContact:</text:p>
        </text:list-item>
      </text:list>
      <text:list xml:id="list2884860655" text:style-name="L4">
        <text:list-item>
          <text:p text:style-name="P55">set to <text:s/>11 numbers 07553736387 </text:p>
        </text:list-item>
        <text:list-item>
          <text:p text:style-name="P55">if input less than 11 and great than 11 result <text:span text:style-name="T1">Fail</text:span></text:p>
        </text:list-item>
        <text:list-item>
          <text:p text:style-name="P55">if input left blank result <text:span text:style-name="T1">Fail</text:span></text:p>
        </text:list-item>
        <text:list-item>
          <text:p text:style-name="P55">if input is string result <text:span text:style-name="T1">Fail</text:span></text:p>
        </text:list-item>
        <text:list-item>
          <text:p text:style-name="P55">if input number <text:s/>is 11 digit 07836373663 result <text:span text:style-name="T1">Pass</text:span></text:p>
        </text:list-item>
      </text:list>
      <text:list xml:id="list162651923949004" text:continue-list="list162651514339889" text:style-name="L1">
        <text:list-item>
          <text:p text:style-name="P50">fullname :</text:p>
        </text:list-item>
      </text:list>
      <text:list xml:id="list757204582" text:style-name="L5">
        <text:list-item>
          <text:p text:style-name="P56">set string length 10</text:p>
        </text:list-item>
        <text:list-item>
          <text:p text:style-name="P56">if input string less than 1 and over 10 result <text:span text:style-name="T1">Fail</text:span></text:p>
        </text:list-item>
        <text:list-item>
          <text:p text:style-name="P56">if input string with range eg camara result <text:span text:style-name="T1">Pass</text:span></text:p>
        </text:list-item>
        <text:list-item>
          <text:p text:style-name="P54">if input left blank <text:span text:style-name="T1">Fail</text:span></text:p>
          <text:p text:style-name="P56"/>
        </text:list-item>
      </text:list>
      <text:p text:style-name="P13"><text:span text:style-name="T35">Function</text:span><text:span text:style-name="T18">: <text:s/></text:span><text:span text:style-name="T20">method will set the crownpassid </text:span></text:p>
      <text:list xml:id="list799175958" text:style-name="L6">
        <text:list-item>
          <text:p text:style-name="P57"><text:span text:style-name="T6">setCrownpassId(int num)</text:span><text:span text:style-name="T19"><text:tab/></text:span></text:p>
        </text:list-item>
      </text:list>
      <text:p text:style-name="P7"/>
      <text:p text:style-name="P7"/>
      <text:p text:style-name="P7"/>
      <text:p text:style-name="P7">TestData: <text:span text:style-name="T20">dat</text:span><text:span text:style-name="T33">a</text:span><text:span text:style-name="T20"> length maximum set to 10, data type integer</text:span></text:p>
      <text:p text:style-name="P7"><text:tab/> <text:s text:c="3"/></text:p>
      <text:p text:style-name="P7"/>
      <text:p text:style-name="P7"/>
      <text:p text:style-name="P7"/>
      <text:p text:style-name="P7"/>
      <text:p text:style-name="P8">TestStep: </text:p>
      <text:list xml:id="list3026077024" text:style-name="L7">
        <text:list-item>
          <text:p text:style-name="P58">check data type enter to be integer</text:p>
        </text:list-item>
        <text:list-item>
          <text:p text:style-name="P58">check length is between 1 less than or equal to 10</text:p>
        </text:list-item>
        <text:list-item>
          <text:p text:style-name="P58">check length less than 1 and great 10</text:p>
        </text:list-item>
        <text:list-item>
          <text:p text:style-name="P58">check data type string</text:p>
        </text:list-item>
        <text:list-item>
          <text:p text:style-name="P60">check set is not empty</text:p>
        </text:list-item>
      </text:list>
      <text:p text:style-name="P14"/>
      <text:p text:style-name="P2"/>
      <text:p text:style-name="P7"><text:soft-page-break/>ExpectedResult:</text:p>
      <text:list xml:id="list3114524025" text:style-name="L8">
        <text:list-item>
          <text:p text:style-name="P63">if data type is integer <text:s text:c="11"/>result will be <text:span text:style-name="T5">pass</text:span></text:p>
        </text:list-item>
        <text:list-item>
          <text:p text:style-name="P64">if data type is string <text:s text:c="20"/>result will be <text:span text:style-name="T5">fail</text:span></text:p>
        </text:list-item>
        <text:list-item>
          <text:p text:style-name="P64">if input length is less that 1 <text:s text:c="9"/>result will be <text:span text:style-name="T5">fail </text:span></text:p>
        </text:list-item>
        <text:list-item>
          <text:p text:style-name="P64">if input length is great that 10 <text:s text:c="6"/>result will be <text:span text:style-name="T5">fail </text:span></text:p>
        </text:list-item>
        <text:list-item>
          <text:p text:style-name="P64">if input length in range 1 to 10 <text:s text:c="5"/>result will be <text:span text:style-name="T5">pass</text:span></text:p>
        </text:list-item>
        <text:list-item>
          <text:p text:style-name="P67">if input set left blank <text:s text:c="20"/>result <text:s/>will be<text:span text:style-name="T5"> fail <text:s text:c="17"/></text:span></text:p>
        </text:list-item>
      </text:list>
      <text:p text:style-name="P7"/>
      <text:p text:style-name="P7"/>
      <text:p text:style-name="P7"/>
      <text:p text:style-name="P7"/>
      <text:p text:style-name="P7"/>
      <text:p text:style-name="P7"/>
      <text:p text:style-name="P7"/>
      <text:p text:style-name="P7"/>
      <text:p text:style-name="P22">==</text:p>
      <text:list xml:id="list162651577875709" text:continue-list="list757204582" text:style-name="L5">
        <text:list-item>
          <text:p text:style-name="P56"/>
        </text:list-item>
      </text:list>
      <text:p text:style-name="P23"><text:span text:style-name="T34">Function</text:span><text:span text:style-name="T2">:</text:span><text:span text:style-name="T18"> <text:s/></text:span><text:span text:style-name="T20">method will </text:span><text:span text:style-name="T33">return</text:span><text:span text:style-name="T20"> the crownpassid </text:span></text:p>
      <text:p text:style-name="P23"><text:span text:style-name="T7"><text:tab/><text:tab/></text:span><text:span text:style-name="T10">2. <text:s text:c="2"/></text:span><text:span text:style-name="T7">get</text:span><text:span text:style-name="T6">CrownpassId()</text:span><text:span text:style-name="T19"><text:tab/></text:span></text:p>
      <text:p text:style-name="P9"/>
      <text:p text:style-name="P9"/>
      <text:p text:style-name="P9"/>
      <text:p text:style-name="P23"><text:span text:style-name="T18">TestData: </text:span><text:span text:style-name="T33">return</text:span><text:span text:style-name="T20"> data type integer</text:span></text:p>
      <text:p text:style-name="P9"><text:tab/> <text:s text:c="3"/></text:p>
      <text:p text:style-name="P9"/>
      <text:p text:style-name="P9"/>
      <text:p text:style-name="P9">TestStep: </text:p>
      <text:list xml:id="list505711780" text:style-name="L9">
        <text:list-item>
          <text:p text:style-name="P73"><text:span text:style-name="T8">check </text:span><text:span text:style-name="T7">return </text:span><text:span text:style-name="T8">data type </text:span><text:span text:style-name="T7">is 10 digit </text:span><text:span text:style-name="T14">integer</text:span><text:span text:style-name="T8"> </text:span><text:span text:style-name="T7">for crownpassid</text:span></text:p>
        </text:list-item>
        <text:list-item>
          <text:p text:style-name="P73"><text:span text:style-name="T8">check </text:span><text:span text:style-name="T7">return data is numbers</text:span></text:p>
        </text:list-item>
        <text:list-item>
          <text:p text:style-name="P73"><text:span text:style-name="T8">check </text:span><text:span text:style-name="T7">return contact detail correct format eg 0763846383 and range </text:span></text:p>
        </text:list-item>
        <text:list-item>
          <text:p text:style-name="P59">check <text:span text:style-name="T22">if return </text:span>data type string</text:p>
        </text:list-item>
        <text:list-item>
          <text:p text:style-name="P61">check set is not empty</text:p>
        </text:list-item>
      </text:list>
      <text:p text:style-name="P15"/>
      <text:p text:style-name="P3"/>
      <text:p text:style-name="P9">ExpectedResult:</text:p>
      <text:list xml:id="list1684606789" text:style-name="L10">
        <text:list-item>
          <text:p text:style-name="P74"><text:span text:style-name="T20">if </text:span><text:span text:style-name="T22">return </text:span><text:span text:style-name="T20">data type is </text:span><text:span text:style-name="T22">digit </text:span><text:span text:style-name="T52">integer</text:span><text:span text:style-name="T20"> <text:s text:c="11"/>result will be </text:span><text:span text:style-name="T8">pass</text:span></text:p>
        </text:list-item>
        <text:list-item>
          <text:p text:style-name="P65">if <text:span text:style-name="T22">return </text:span>data type is string <text:s text:c="29"/>result will be <text:span text:style-name="T5">fail</text:span></text:p>
        </text:list-item>
        <text:list-item>
          <text:p text:style-name="P74"><text:span text:style-name="T23">if </text:span><text:span text:style-name="T24">return digit </text:span><text:span text:style-name="T23"><text:s/>length is less that 1 <text:s text:c="17"/>result will be </text:span><text:span text:style-name="T8">fail </text:span></text:p>
        </text:list-item>
        <text:list-item>
          <text:p text:style-name="P74"><text:span text:style-name="T23">if </text:span><text:span text:style-name="T24">return digit </text:span><text:span text:style-name="T23"><text:s/>length is great that 10 <text:s text:c="13"/>result will be </text:span><text:span text:style-name="T8">fail </text:span></text:p>
        </text:list-item>
        <text:list-item>
          <text:p text:style-name="P65">if <text:span text:style-name="T33">return digit </text:span><text:s/>length <text:span text:style-name="T33">with</text:span>in range 1 to 10 <text:s text:c="5"/>result will be <text:span text:style-name="T5">pass</text:span></text:p>
        </text:list-item>
        <text:list-item>
          <text:p text:style-name="P74"><text:span text:style-name="T25">if </text:span><text:span text:style-name="T26">return</text:span><text:span text:style-name="T25"> </text:span><text:span text:style-name="T26">blank <text:s text:c="27"/></text:span><text:span text:style-name="T25"><text:s text:c="21"/>result <text:s/>will be</text:span><text:span text:style-name="T9"> fail <text:s text:c="6"/></text:span></text:p>
        </text:list-item>
      </text:list>
      <text:p text:style-name="P7"/>
      <text:p text:style-name="P7">Comment:</text:p>
      <text:p text:style-name="P7"/>
      <text:p text:style-name="P7"/>
      <text:p text:style-name="P7"/>
      <text:p text:style-name="P24">===</text:p>
      <text:p text:style-name="P26"><text:span text:style-name="T34">Function</text:span><text:span text:style-name="T2">:</text:span><text:span text:style-name="T18"> <text:s/></text:span><text:span text:style-name="T20">method will </text:span><text:span text:style-name="T36">setBooking</text:span></text:p>
      <text:p text:style-name="P26"><text:span text:style-name="T10"><text:tab/>3. setBooking</text:span><text:span text:style-name="T6">(</text:span><text:span text:style-name="T10">Date,Time</text:span><text:span text:style-name="T6">)</text:span><text:span text:style-name="T19"><text:tab/></text:span></text:p>
      <text:p text:style-name="P10"/>
      <text:p text:style-name="P10"/>
      <text:p text:style-name="P10"/>
      <text:p text:style-name="P25"><text:soft-page-break/><text:span text:style-name="T18">TestData: </text:span><text:span text:style-name="T37">set </text:span><text:span text:style-name="T20">data type </text:span><text:span text:style-name="T36">Date(Display calender ) and Time(Minutes / Second)</text:span></text:p>
      <text:p text:style-name="P10"><text:tab/> <text:s text:c="3"/></text:p>
      <text:p text:style-name="P10"/>
      <text:p text:style-name="P10"/>
      <text:p text:style-name="P10">TestStep: </text:p>
      <text:list xml:id="list2279390137" text:style-name="L11">
        <text:list-item>
          <text:p text:style-name="P75"><text:span text:style-name="T8">check </text:span><text:span text:style-name="T10">correct</text:span><text:span text:style-name="T7"> </text:span><text:span text:style-name="T10">year range from 2019</text:span><text:span text:style-name="T7"> </text:span><text:span text:style-name="T10">to current year is selected</text:span></text:p>
        </text:list-item>
        <text:list-item>
          <text:p text:style-name="P75"><text:span text:style-name="T8">check </text:span><text:span text:style-name="T10">day selected</text:span></text:p>
        </text:list-item>
        <text:list-item>
          <text:p text:style-name="P76"><text:span text:style-name="T8">check </text:span><text:span text:style-name="T10">date select</text:span><text:span text:style-name="T7"> </text:span></text:p>
        </text:list-item>
        <text:list-item>
          <text:p text:style-name="P76"><text:span text:style-name="T8">check </text:span><text:span text:style-name="T11">time select to be tested</text:span></text:p>
        </text:list-item>
        <text:list-item>
          <text:p text:style-name="P76"><text:span text:style-name="T9">check </text:span><text:span text:style-name="T11">cownpassid</text:span></text:p>
        </text:list-item>
      </text:list>
      <text:p text:style-name="P16"/>
      <text:p text:style-name="P4"/>
      <text:p text:style-name="P10">ExpectedResult:</text:p>
      <text:list xml:id="list286914942" text:style-name="L12">
        <text:list-item>
          <text:p text:style-name="P77"><text:span text:style-name="T20">if </text:span><text:span text:style-name="T37">year is current or future</text:span><text:span text:style-name="T20"> <text:s text:c="29"/>result will be </text:span><text:span text:style-name="T8">pass <text:s text:c="3"/></text:span><text:span text:style-name="T15">eg 2021</text:span></text:p>
        </text:list-item>
        <text:list-item>
          <text:p text:style-name="P66">if <text:span text:style-name="T37">year enter as five digit number </text:span><text:s text:c="18"/>result will be <text:span text:style-name="T5">fail </text:span><text:span text:style-name="T3"><text:s text:c="3"/></text:span><text:span text:style-name="T4">eg 20123</text:span></text:p>
        </text:list-item>
        <text:list-item>
          <text:p text:style-name="P77"><text:span text:style-name="T23">if </text:span><text:span text:style-name="T27">day from Sunday to Saturday</text:span><text:span text:style-name="T23"> <text:s text:c="20"/>result will be</text:span><text:span text:style-name="T29"> </text:span><text:span text:style-name="T11">pass</text:span><text:span text:style-name="T27"> </text:span><text:span text:style-name="T8"><text:s/></text:span><text:span text:style-name="T27"><text:s/>eg Monday</text:span></text:p>
        </text:list-item>
        <text:list-item>
          <text:p text:style-name="P77"><text:span text:style-name="T23">if </text:span><text:span text:style-name="T27">date within from 1-28 or 30 or 31</text:span><text:span text:style-name="T23"> <text:s text:c="14"/>result will be </text:span><text:span text:style-name="T11">Pass </text:span><text:span text:style-name="T15"><text:s/>eg date 27</text:span></text:p>
        </text:list-item>
        <text:list-item>
          <text:p text:style-name="P77"><text:span text:style-name="T25">if </text:span><text:span text:style-name="T27">any of the fields left</text:span><text:span text:style-name="T25"> </text:span><text:span text:style-name="T26">blank <text:s text:c="25"/></text:span><text:span text:style-name="T25">result <text:s/>will be</text:span><text:span text:style-name="T9"> fail <text:s text:c="6"/></text:span></text:p>
        </text:list-item>
      </text:list>
      <text:p text:style-name="P10"/>
      <text:p text:style-name="P10">Comment:</text:p>
      <text:p text:style-name="P7"/>
      <text:p text:style-name="P7"/>
      <text:p text:style-name="P7"/>
      <text:p text:style-name="P7"/>
      <text:p text:style-name="P28">=</text:p>
      <text:p text:style-name="P28"><text:span text:style-name="T34">Function</text:span><text:span text:style-name="T2">:</text:span><text:span text:style-name="T18"> <text:s/></text:span><text:span text:style-name="T20">method will </text:span><text:span text:style-name="T36">setBooking</text:span></text:p>
      <text:p text:style-name="P27"><text:span text:style-name="T10"><text:tab/></text:span><text:span text:style-name="T13">4</text:span><text:span text:style-name="T10">. </text:span><text:span text:style-name="T11">get</text:span><text:span text:style-name="T10">Booking</text:span><text:span text:style-name="T6">(</text:span><text:span text:style-name="T10">Date,Time</text:span><text:span text:style-name="T6">)</text:span><text:span text:style-name="T19"><text:tab/></text:span></text:p>
      <text:p text:style-name="P11"/>
      <text:p text:style-name="P11"/>
      <text:p text:style-name="P11"/>
      <text:p text:style-name="P27"><text:span text:style-name="T18">TestData: </text:span><text:span text:style-name="T33">return</text:span><text:span text:style-name="T20"> data type </text:span><text:span text:style-name="T36">Date(Display calender ) and Time(Minutes / Second)</text:span></text:p>
      <text:p text:style-name="P11"><text:tab/> <text:s text:c="3"/></text:p>
      <text:p text:style-name="P11"/>
      <text:p text:style-name="P11"/>
      <text:p text:style-name="P11">TestStep: </text:p>
      <text:list xml:id="list2052677266" text:style-name="L13">
        <text:list-item>
          <text:p text:style-name="P78"><text:span text:style-name="T8"><text:s/></text:span><text:span text:style-name="T12">return</text:span><text:span text:style-name="T7"> </text:span><text:span text:style-name="T10">year range from 2019</text:span><text:span text:style-name="T7"> </text:span><text:span text:style-name="T10">to current year</text:span></text:p>
        </text:list-item>
        <text:list-item>
          <text:p text:style-name="P79"><text:s/><text:span text:style-name="T12">return</text:span><text:span text:style-name="T8"> </text:span><text:span text:style-name="T10">day </text:span></text:p>
        </text:list-item>
        <text:list-item>
          <text:p text:style-name="P79"><text:span text:style-name="T12">return </text:span><text:span text:style-name="T10">date </text:span><text:span text:style-name="T7"><text:s/></text:span></text:p>
        </text:list-item>
        <text:list-item>
          <text:p text:style-name="P79"><text:span text:style-name="T12">return</text:span><text:span text:style-name="T8"> </text:span><text:span text:style-name="T11">time </text:span></text:p>
        </text:list-item>
        <text:list-item>
          <text:p text:style-name="P79"><text:span text:style-name="T12">return</text:span><text:span text:style-name="T9"> </text:span><text:span text:style-name="T11">cownpassid</text:span></text:p>
        </text:list-item>
      </text:list>
      <text:list xml:id="list162650736728483" text:continue-list="list2279390137" text:style-name="L11">
        <text:list-header>
          <text:p text:style-name="P62"/>
        </text:list-header>
      </text:list>
      <text:p text:style-name="P17"/>
      <text:p text:style-name="P5"/>
      <text:p text:style-name="P11">ExpectedResult:</text:p>
      <text:list xml:id="list752894632" text:style-name="L14">
        <text:list-item>
          <text:p text:style-name="P80"><text:span text:style-name="T20">if </text:span><text:span text:style-name="T37">year is </text:span><text:span text:style-name="T43">return </text:span><text:span text:style-name="T37">current or future</text:span><text:span text:style-name="T20"> <text:s text:c="27"/>result will be </text:span><text:span text:style-name="T8">pass <text:s text:c="3"/></text:span><text:span text:style-name="T15">eg 2021</text:span></text:p>
        </text:list-item>
        <text:list-item>
          <text:p text:style-name="P80"><text:span text:style-name="T23">if </text:span><text:span text:style-name="T27">year </text:span><text:span text:style-name="T28">return </text:span><text:span text:style-name="T27">as five digit number </text:span><text:span text:style-name="T23"><text:s text:c="25"/>result will be </text:span><text:span text:style-name="T8">fail </text:span><text:span text:style-name="T16"><text:s text:c="3"/></text:span><text:span text:style-name="T15">eg 20123</text:span></text:p>
        </text:list-item>
        <text:list-item>
          <text:p text:style-name="P80"><text:span text:style-name="T23">if </text:span><text:span text:style-name="T28">return </text:span><text:span text:style-name="T27">day from Sunday to Saturday</text:span><text:span text:style-name="T23"> <text:s text:c="18"/>result will be</text:span><text:span text:style-name="T29"> </text:span><text:span text:style-name="T11">pass</text:span><text:span text:style-name="T27"> </text:span><text:span text:style-name="T8"><text:s/></text:span><text:span text:style-name="T27"><text:s/>eg Monday</text:span></text:p>
        </text:list-item>
        <text:list-item>
          <text:p text:style-name="P80"><text:span text:style-name="T23">if </text:span><text:span text:style-name="T28">return </text:span><text:span text:style-name="T27">date within from 1-28 or 30 or 31</text:span><text:span text:style-name="T23"> <text:s text:c="11"/>result will be </text:span><text:span text:style-name="T11">Pass </text:span><text:span text:style-name="T15"><text:s/>eg date 27</text:span></text:p>
        </text:list-item>
        <text:list-item>
          <text:p text:style-name="P80"><text:span text:style-name="T25">if </text:span><text:span text:style-name="T28">return </text:span><text:span text:style-name="T27">any of the fields left</text:span><text:span text:style-name="T25"> </text:span><text:span text:style-name="T26">blank <text:s text:c="23"/></text:span><text:span text:style-name="T25">result <text:s/>will be</text:span><text:span text:style-name="T9"> fail <text:s text:c="6"/></text:span></text:p>
        </text:list-item>
      </text:list>
      <text:p text:style-name="P11"/>
      <text:p text:style-name="P11">Comment:</text:p>
      <text:p text:style-name="P11"/>
      <text:p text:style-name="P7"><text:soft-page-break/></text:p>
      <text:p text:style-name="P7"/>
      <text:p text:style-name="P7"/>
      <text:p text:style-name="P7"/>
      <text:p text:style-name="P29">Task 3b:</text:p>
      <text:p text:style-name="P29"/>
      <text:p text:style-name="P29"><text:s/>SYSTEM TEST PLAN</text:p>
      <text:p text:style-name="P29"/>
      <text:p text:style-name="P18">Enter Test Result </text:p>
      <text:p text:style-name="P68">FR-ST-01 </text:p>
      <text:p text:style-name="P18"><text:span text:style-name="T30">Scenario </text:span><text:span text:style-name="T31">1</text:span></text:p>
      <text:p text:style-name="P70"/>
      <table:table table:name="Table1" table:style-name="Table1">
        <table:table-column table:style-name="Table1.A"/>
        <table:table-column table:style-name="Table1.B"/>
        <table:table-row>
          <table:table-cell table:style-name="Table1.A1" table:number-columns-spanned="2" office:value-type="string">
            <text:p text:style-name="P31"><text:span text:style-name="T1">User case: </text:span>Enter Test Result</text:p>
            <text:p text:style-name="P31"><text:span text:style-name="T1">Actor:</text:span> Tester</text:p>
            <text:p text:style-name="P31"><text:span text:style-name="T1">Goal: </text:span>To enter test result</text:p>
          </table:table-cell>
          <table:covered-table-cell/>
        </table:table-row>
        <table:table-row>
          <table:table-cell table:style-name="Table1.A2" table:number-columns-spanned="2" office:value-type="string">
            <text:p text:style-name="P35">Overview:</text:p>
            <text:p text:style-name="P33">when crownpassholder arrrive in test center for appointed time and date to be tested. The Tester check-in crownpassholder to the test center by keying crownpassholderID to the mobile App system. Mobile App <text:span text:style-name="T55">post </text:span>request https to the system database for crownpassholderID. The system confirm crownpassholderID by Acknowledging https request that crownpassholder detail already on the system. Tester update test result by entering crownpassholder result.</text:p>
          </table:table-cell>
          <table:covered-table-cell/>
        </table:table-row>
        <table:table-row>
          <table:table-cell table:style-name="Table1.A2" table:number-columns-spanned="2" office:value-type="string">
            <text:p text:style-name="P35">Cross-Referrence:</text:p>
            <text:p text:style-name="P46">R3, R4,R5,R6,R7,R8,R8,R9,<text:span text:style-name="T51">R10</text:span></text:p>
          </table:table-cell>
          <table:covered-table-cell/>
        </table:table-row>
        <table:table-row>
          <table:table-cell table:style-name="Table1.A2" table:number-columns-spanned="2" office:value-type="string">
            <text:p text:style-name="P35">Typical course of events:</text:p>
            <text:p text:style-name="P33"/>
            <text:p text:style-name="P33"><text:s text:c="2"/><text:span text:style-name="T45"><text:s text:c="23"/>Actor (Tester) <text:s text:c="59"/>System Response</text:span></text:p>
          </table:table-cell>
          <table:covered-table-cell/>
        </table:table-row>
        <table:table-row>
          <table:table-cell table:style-name="Table1.A5" office:value-type="string">
            <text:p text:style-name="P39">1) <text:s text:c="3"/>crownpassholder arrive test centre</text:p>
          </table:table-cell>
          <table:table-cell table:style-name="Table1.A2" office:value-type="string">
            <text:p text:style-name="P41"/>
          </table:table-cell>
        </table:table-row>
        <table:table-row>
          <table:table-cell table:style-name="Table1.A5" office:value-type="string">
            <text:p text:style-name="P39">2) <text:s text:c="3"/>Tester key in Crownpassholder<text:span text:style-name="T46">ID</text:span></text:p>
          </table:table-cell>
          <table:table-cell table:style-name="Table1.A2" office:value-type="string">
            <text:p text:style-name="P39">3) Display Crownpassholder details including previous test state</text:p>
          </table:table-cell>
        </table:table-row>
        <table:table-row>
          <table:table-cell table:style-name="Table1.A5" office:value-type="string">
            <text:p text:style-name="P39">4) <text:s/>Tester check-in Crownpassholder to the test center</text:p>
          </table:table-cell>
          <table:table-cell table:style-name="Table1.A2" office:value-type="string">
            <text:p text:style-name="P39">5) confirm Crownpassholder now in the test center</text:p>
          </table:table-cell>
        </table:table-row>
        <table:table-row>
          <table:table-cell table:style-name="Table1.A5" office:value-type="string">
            <text:p text:style-name="P39">6) Tester update Crown<text:span text:style-name="T46">passholder result state</text:span></text:p>
          </table:table-cell>
          <table:table-cell table:style-name="Table1.A2" office:value-type="string">
            <text:p text:style-name="P43">7) system confirm and change previous state</text:p>
          </table:table-cell>
        </table:table-row>
        <table:table-row>
          <table:table-cell table:style-name="Table1.A5" office:value-type="string">
            <text:p text:style-name="P43">8) Tester check-out Crownpassholder of the test center</text:p>
          </table:table-cell>
          <table:table-cell table:style-name="Table1.A2" office:value-type="string">
            <text:p text:style-name="P43">9) confirm Crownpassholder check-out of the test site.</text:p>
          </table:table-cell>
        </table:table-row>
        <table:table-row>
          <table:table-cell table:style-name="Table1.A2" table:number-columns-spanned="2" office:value-type="string">
            <text:p text:style-name="P37">Alternative courses:</text:p>
            <text:p text:style-name="P37"/>
            <text:p text:style-name="P37"/>
          </table:table-cell>
          <table:covered-table-cell/>
        </table:table-row>
        <table:table-row>
          <table:table-cell table:style-name="Table1.A2" table:number-columns-spanned="2" office:value-type="string">
            <text:p text:style-name="P43">Steps 2 and 3 The Crownpassholder <text:s/>details not on the system then Tester have to create crownpassholder to the system. </text:p>
          </table:table-cell>
          <table:covered-table-cell/>
        </table:table-row>
        <table:table-row>
          <table:table-cell table:style-name="Table1.A2" table:number-columns-spanned="2" office:value-type="string">
            <text:p text:style-name="P37"/>
          </table:table-cell>
          <table:covered-table-cell/>
        </table:table-row>
      </table:table>
      <text:p text:style-name="P70"/>
      <text:p text:style-name="P70"/>
      <text:p text:style-name="P70"/>
      <text:p text:style-name="P72"/>
      <text:p text:style-name="P1"/>
      <text:p text:style-name="P1"/>
      <text:p text:style-name="P19"/>
      <text:p text:style-name="P19"><text:soft-page-break/></text:p>
      <text:p text:style-name="P19"/>
      <text:p text:style-name="P20">Create New CrownPass</text:p>
      <text:p text:style-name="P69">FR-ST-01 </text:p>
      <text:p text:style-name="P19"><text:span text:style-name="T30">Scenario </text:span><text:span text:style-name="T32">2</text:span></text:p>
      <text:p text:style-name="P71"/>
      <table:table table:name="Table2" table:style-name="Table2">
        <table:table-column table:style-name="Table2.A"/>
        <table:table-column table:style-name="Table2.B"/>
        <table:table-row>
          <table:table-cell table:style-name="Table2.A1" table:number-columns-spanned="2" office:value-type="string">
            <text:p text:style-name="P47"><text:span text:style-name="T1">User case: </text:span><text:span text:style-name="T47">Create New CrownPass</text:span></text:p>
            <text:p text:style-name="P32"><text:span text:style-name="T1">Actor:</text:span> Tester</text:p>
            <text:p text:style-name="P47"><text:span text:style-name="T1">Goal: </text:span>To <text:span text:style-name="T47">create new CrownPass</text:span></text:p>
          </table:table-cell>
          <table:covered-table-cell/>
        </table:table-row>
        <table:table-row>
          <table:table-cell table:style-name="Table2.A2" table:number-columns-spanned="2" office:value-type="string">
            <text:p text:style-name="P36">Overview:</text:p>
            <text:p text:style-name="P47"><text:span text:style-name="T44">when </text:span><text:span text:style-name="T47">customer </text:span><text:span text:style-name="T44"><text:s/>arrive in test </text:span><text:span text:style-name="T48">centre</text:span><text:span text:style-name="T44"> for appointed time and date to be tested. The Tester </text:span><text:span text:style-name="T48">check to on the system if customer hold crownpassholder account</text:span><text:span text:style-name="T44">. Mobile App request https to the system database for crownpassholderID. The system </text:span><text:span text:style-name="T48">return</text:span><text:span text:style-name="T44"> <text:s/></text:span><text:span text:style-name="T48">Nill </text:span><text:span text:style-name="T44">crownpassholderID by Acknowledging https request that crownpassholder detail </text:span><text:span text:style-name="T48">not on the </text:span><text:span text:style-name="T44"><text:s/>system. Tester </text:span><text:span text:style-name="T48">create crownpasssholder account</text:span><text:span text:style-name="T44"> <text:s/></text:span><text:span text:style-name="T48">and update </text:span><text:span text:style-name="T44">test result.</text:span></text:p>
          </table:table-cell>
          <table:covered-table-cell/>
        </table:table-row>
        <table:table-row>
          <table:table-cell table:style-name="Table2.A2" table:number-columns-spanned="2" office:value-type="string">
            <text:p text:style-name="P36">Cross-Referrence:</text:p>
            <text:p text:style-name="P46">R3, R4,R5,R6,R7,R8,R8,R9</text:p>
          </table:table-cell>
          <table:covered-table-cell/>
        </table:table-row>
        <table:table-row>
          <table:table-cell table:style-name="Table2.A2" table:number-columns-spanned="2" office:value-type="string">
            <text:p text:style-name="P36">Typical course of events:</text:p>
            <text:p text:style-name="P34"/>
            <text:p text:style-name="P34"><text:s text:c="2"/><text:span text:style-name="T45"><text:s text:c="23"/>Actor (Tester) <text:s text:c="59"/>System Response</text:span></text:p>
          </table:table-cell>
          <table:covered-table-cell/>
        </table:table-row>
        <table:table-row>
          <table:table-cell table:style-name="Table2.A5" office:value-type="string">
            <text:p text:style-name="P47"><text:span text:style-name="T38">1) <text:s text:c="3"/></text:span><text:span text:style-name="T39">Customer</text:span><text:span text:style-name="T38"> arrive test centre</text:span></text:p>
          </table:table-cell>
          <table:table-cell table:style-name="Table2.A2" office:value-type="string">
            <text:p text:style-name="P42"/>
          </table:table-cell>
        </table:table-row>
        <table:table-row>
          <table:table-cell table:style-name="Table2.A5" office:value-type="string">
            <text:p text:style-name="P48">2) <text:s text:c="3"/>Tester check-in for the appointment to the test center </text:p>
          </table:table-cell>
          <table:table-cell table:style-name="Table2.A2" office:value-type="string">
            <text:p text:style-name="P47"/>
          </table:table-cell>
        </table:table-row>
        <table:table-row>
          <table:table-cell table:style-name="Table2.A5" office:value-type="string">
            <text:p text:style-name="P47"><text:span text:style-name="T41">3</text:span><text:span text:style-name="T38">) <text:s text:c="3"/>Tester key in </text:span><text:span text:style-name="T39">find customer detail </text:span></text:p>
          </table:table-cell>
          <table:table-cell table:style-name="Table2.A2" office:value-type="string">
            <text:p text:style-name="P47"><text:span text:style-name="T41">4</text:span><text:span text:style-name="T38">) Display </text:span><text:span text:style-name="T39">Nill record for the customer</text:span></text:p>
          </table:table-cell>
        </table:table-row>
        <table:table-row>
          <table:table-cell table:style-name="Table2.A5" office:value-type="string">
            <text:p text:style-name="P40"><text:span text:style-name="T49">5</text:span>) <text:s/>Tester <text:span text:style-name="T48">request any photo id for the account to be created</text:span></text:p>
          </table:table-cell>
          <table:table-cell table:style-name="Table2.A2" office:value-type="string">
            <text:p text:style-name="P40"/>
          </table:table-cell>
        </table:table-row>
        <table:table-row>
          <table:table-cell table:style-name="Table2.A5" office:value-type="string">
            <text:p text:style-name="P47"><text:span text:style-name="T41">6</text:span><text:span text:style-name="T38">) Tester </text:span><text:span text:style-name="T39">create new crownpassid for the customer</text:span></text:p>
          </table:table-cell>
          <table:table-cell table:style-name="Table2.A2" office:value-type="string">
            <text:p text:style-name="P47"><text:span text:style-name="T41">7</text:span><text:span text:style-name="T40">) </text:span><text:span text:style-name="T42">S</text:span><text:span text:style-name="T40">ystem confirm </text:span><text:span text:style-name="T39">crownpassholderid </text:span><text:span text:style-name="T42">account</text:span><text:span text:style-name="T39"> created</text:span></text:p>
          </table:table-cell>
        </table:table-row>
        <table:table-row>
          <table:table-cell table:style-name="Table2.A5" office:value-type="string">
            <text:p text:style-name="P47"><text:span text:style-name="T40">8) Tester </text:span><text:span text:style-name="T42">add test record </text:span></text:p>
          </table:table-cell>
          <table:table-cell table:style-name="Table2.A2" office:value-type="string">
            <text:p text:style-name="P44">9) <text:span text:style-name="T50">update test record</text:span>.</text:p>
          </table:table-cell>
        </table:table-row>
        <table:table-row>
          <table:table-cell table:style-name="Table2.A5" office:value-type="string">
            <text:p text:style-name="P49">10) Tester check-out crownpassholder </text:p>
          </table:table-cell>
          <table:table-cell table:style-name="Table2.A2" office:value-type="string">
            <text:p text:style-name="P45"><text:span text:style-name="T51">11</text:span>) confirm Crownpassholder check-out of the test site.</text:p>
          </table:table-cell>
        </table:table-row>
        <table:table-row>
          <table:table-cell table:style-name="Table2.A2" table:number-columns-spanned="2" office:value-type="string">
            <text:p text:style-name="P38">Alternative courses:</text:p>
            <text:p text:style-name="P38"/>
            <text:p text:style-name="P38"/>
          </table:table-cell>
          <table:covered-table-cell/>
        </table:table-row>
        <table:table-row>
          <table:table-cell table:style-name="Table2.A2" table:number-columns-spanned="2" office:value-type="string">
            <text:p text:style-name="P47"><text:span text:style-name="T40">Steps </text:span><text:span text:style-name="T42">5 and 6</text:span><text:span text:style-name="T40"> The </text:span><text:span text:style-name="T42">customer</text:span><text:span text:style-name="T40"> <text:s/></text:span><text:span text:style-name="T42">does not have photo id him/her</text:span><text:span text:style-name="T40">. </text:span><text:span text:style-name="T42">Another appointment have to be book for customer to bring right documentation <text:s/>in order to create crownpassholder account.</text:span></text:p>
          </table:table-cell>
          <table:covered-table-cell/>
        </table:table-row>
        <table:table-row>
          <table:table-cell table:style-name="Table2.A2" table:number-columns-spanned="2" office:value-type="string">
            <text:p text:style-name="P38"/>
          </table:table-cell>
          <table:covered-table-cell/>
        </table:table-row>
      </table:table>
      <text:p text:style-name="P71"/>
      <text:p text:style-name="P1"/>
      <text:p text:style-name="P1"/>
      <text:p text:style-name="P82"><text:span text:style-name="T17">Source :</text:span></text:p>
      <text:p text:style-name="P82"><text:span text:style-name="T55">1) </text:span><text:span text:style-name="T17"><text:s/></text:span><text:a xlink:type="simple" xlink:href="https://testautomationresources.com/software-testing-basics/writing-test-cases/#:~:text=%20Steps%20to%20design%20a%20test%20case%20,should%20be%20chosen%20must%20include%20test...%20More%20" text:style-name="Internet_20_link" text:visited-style-name="Visited_20_Internet_20_Link">Beginner's Guide to Write Simple Test Cases (Step-by-Step) (testautomationresources.com)</text:a> </text:p>
      <text:p text:style-name="P6"/>
      <text:p text:style-name="P81">2) A student guide to Object Oriented Development (Carol Britton . Jill Doak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7T10:41:38.755000000</meta:creation-date>
    <dc:date>2021-12-06T16:26:50.123000000</dc:date>
    <meta:editing-duration>PT7H19M14S</meta:editing-duration>
    <meta:editing-cycles>14</meta:editing-cycles>
    <meta:generator>LibreOffice/6.4.2.2$Windows_X86_64 LibreOffice_project/4e471d8c02c9c90f512f7f9ead8875b57fcb1ec3</meta:generator>
    <meta:document-statistic meta:table-count="2" meta:image-count="0" meta:object-count="0" meta:page-count="5" meta:paragraph-count="154" meta:word-count="1069" meta:character-count="6788" meta:non-whitespace-character-count="5202"/>
  </office:meta>
</office:document-meta>
</file>